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ffffff" draw:textarea-horizontal-align="right" draw:textarea-vertical-align="top" draw:auto-grow-height="false"/>
    </style:style>
    <style:style style:name="gr6" style:family="graphic" style:parent-style-name="standard">
      <style:graphic-properties draw:fill="none" draw:fill-color="#ffffff" draw:textarea-horizontal-align="lef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0pt" style:font-size-asian="50pt" style:font-size-complex="50pt"/>
    </style:style>
    <style:style style:name="T1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16.6cm" svg:height="9cm" svg:x="2.2cm" svg:y="2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369cm" svg:height="0.962cm" svg:x="2.431cm" svg:y="2.538cm">
          <draw:text-box>
            <text:p>Server</text:p>
          </draw:text-box>
        </draw:frame>
        <draw:custom-shape draw:style-name="gr1" draw:text-style-name="P1" draw:layer="layout" svg:width="16.6cm" svg:height="9cm" svg:x="2.2cm" svg:y="18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9cm" svg:height="0.962cm" svg:x="2.6cm" svg:y="26.238cm">
          <draw:text-box>
            <text:p>Client</text:p>
          </draw:text-box>
        </draw:frame>
        <draw:custom-shape draw:style-name="gr3" draw:text-style-name="P1" draw:layer="layout" svg:width="4.4cm" svg:height="6.4cm" svg:x="3.3cm" svg:y="19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754cm" svg:height="0.962cm" svg:x="3.5cm" svg:y="19.6cm">
          <draw:text-box>
            <text:p>Window</text:p>
          </draw:text-box>
        </draw:frame>
        <draw:custom-shape draw:style-name="gr3" draw:text-style-name="P1" draw:layer="layout" svg:width="4.4cm" svg:height="6.4cm" svg:x="8.4cm" svg:y="19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754cm" svg:height="0.962cm" svg:x="8.546cm" svg:y="19.538cm">
          <draw:text-box>
            <text:p>Window</text:p>
          </draw:text-box>
        </draw:frame>
        <draw:custom-shape draw:style-name="gr4" draw:text-style-name="P1" draw:layer="layout" svg:width="11.3cm" svg:height="5.8cm" svg:x="5.1cm" svg:y="11.8cm">
          <text:p text:style-name="P1">Server</text:p>
          <text:p text:style-name="P1"/>
          <text:p text:style-name="P1">Client</text:p>
          <text:p text:style-name="P1">Window</text:p>
          <text:p text:style-name="P1"/>
          <text:p text:style-name="P1">Transien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8.1cm" svg:x="9.4cm" svg:y="7.6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cm" svg:height="7.8cm" svg:x="6.7cm" svg:y="9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Steuck</meta:initial-creator>
    <meta:creation-date>2012-01-03T09:14:07</meta:creation-date>
    <dc:date>2012-01-03T09:23:43</dc:date>
    <dc:creator>Robert Steuck</dc:creator>
    <meta:editing-duration>PT9M37S</meta:editing-duration>
    <meta:editing-cycles>1</meta:editing-cycles>
    <meta:document-statistic meta:object-count="11"/>
    <meta:generator>LibreOffice/3.4$Unix LibreOffice_project/340m1$Build-402</meta:generator>
  </office:meta>
</office:document-meta>
</file>